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83.4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009999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Wo gefunden?</text:p>
          </table:table-cell>
          <table:table-cell table:style-name="ce1" office:value-type="string" calcext:value-type="string">
            <text:p>Wohin gepackt?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LDR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ID-Nummer of sorts</text:p>
          </table:table-cell>
          <table:table-cell table:style-name="ce1" office:value-type="string" calcext:value-type="string">
            <text:p>Bemerkung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03778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361-018108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2-008553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412-013174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434-000475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443-000240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126039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/ Switch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TUV016962E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Router dazu gepackt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tromkabel mit 2-Pol-Anschluss</text:p>
          </table:table-cell>
          <table:table-cell office:value-type="string" calcext:value-type="string">
            <text:p>250V 25A</text:p>
          </table:table-cell>
          <table:table-cell office:value-type="string" calcext:value-type="string">
            <text:p>HR Silvine (???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üte mit Kabelbindern, ca. 60</text:p>
          </table:table-cell>
          <table:table-cell office:value-type="string" calcext:value-type="string">
            <text:p>weiß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asche mit 5 versch. Datenkabel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Pharos Outdoor CPE</text:p>
          </table:table-cell>
          <table:table-cell office:value-type="string" calcext:value-type="string">
            <text:p>9 dBi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FFMD-OUTDOOR-0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M2 Outdoor CPE</text:p>
          </table:table-cell>
          <table:table-cell office:value-type="string" calcext:value-type="string">
            <text:p>11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FFMD-OUTDOOR-03</text:p>
          </table:table-cell>
          <table:table-cell office:value-type="string" calcext:value-type="string">
            <text:p>mit Überraschung auf der Rücksei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KULTURANKER-OUTDOOR-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BRG-REF-OUTDOOR-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ffmd-nslm2-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Re-Wek-Altstadt-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REFUGEES-WELCOME-ALTSTADT-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MAC:A0F3C166A1B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6</text:p>
          </table:table-cell>
          <table:table-cell office:value-type="string" calcext:value-type="string">
            <text:p>Kulturanker-0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Ubiquity UB-AM Antennenwandhalter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rsichtkiste 1</text:p>
          </table:table-cell>
          <table:table-cell office:value-type="string" calcext:value-type="string">
            <text:p>kleine schwarze Kiste</text:p>
          </table:table-cell>
          <table:table-cell office:value-type="string" calcext:value-type="string">
            <text:p>Netzwerkkarte</text:p>
          </table:table-cell>
          <table:table-cell/>
          <table:table-cell office:value-type="string" calcext:value-type="string">
            <text:p>Made in in China</text:p>
          </table:table-cell>
          <table:table-cell office:value-type="string" calcext:value-type="string">
            <text:p>S/N: APU2203018176</text:p>
          </table:table-cell>
          <table:table-cell office:value-type="string" calcext:value-type="string">
            <text:p>in→ schwarze Kiste gepackt, weil sein Handbuch dort war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4 Klemmhalterungen in Originaltüte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Ubiquity Kabelbinder PRO, 4 Stück</text:p>
          </table:table-cell>
          <table:table-cell/>
          <table:table-cell office:value-type="string" calcext:value-type="string">
            <text:p>Ubiquity Networks Incorporated</text:p>
          </table:table-cell>
          <table:table-cell/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Satz: TL-WR1043ND in Karton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ffmd-1043-v2-fest</text:p>
          </table:table-cell>
          <table:table-cell office:value-type="string" calcext:value-type="string">
            <text:p>komplett in Originalkarton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Satz: TL-WR841N</text:p>
          </table:table-cell>
          <table:table-cell/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Hinweis: Zettel mit „Soultime, Leibnizstraße“ im Kar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7</text:p>
          </table:table-cell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in→ Klarsichtkiste 1 gepackt, weil sein Netzteil dort eh schon war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P-Link Wireless N TL-WA701ND</text:p>
          </table:table-cell>
          <table:table-cell office:value-type="string" calcext:value-type="string">
            <text:p>150 Mbps</text:p>
          </table:table-cell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Retro-Design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üte mit 1x Bug</text:p>
          </table:table-cell>
          <table:table-cell office:value-type="string" calcext:value-type="string">
            <text:p>6 Bei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funk, runde Aufkleber</text:p>
          </table:table-cell>
          <table:table-cell/>
          <table:table-cell office:value-type="string" calcext:value-type="string">
            <text:p>ca. 70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MD.FREIFUNK.NET, kleine quadratische Aufkleber</text:p>
          </table:table-cell>
          <table:table-cell/>
          <table:table-cell office:value-type="string" calcext:value-type="string">
            <text:p>ca. 6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funk.net, kleine quadratische Aufkleber</text:p>
          </table:table-cell>
          <table:table-cell/>
          <table:table-cell office:value-type="string" calcext:value-type="string">
            <text:p>ca. 4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es wlan, große quadratische Aufkleber</text:p>
          </table:table-cell>
          <table:table-cell/>
          <table:table-cell office:value-type="string" calcext:value-type="string">
            <text:p>ca. 12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üte: Muttern, Schrauben, Unterlegscheiben</text:p>
          </table:table-cell>
          <table:table-cell office:value-type="string" calcext:value-type="string">
            <text:p>ca. 8mm</text:p>
          </table:table-cell>
          <table:table-cell office:value-type="string" calcext:value-type="string">
            <text:p>5 Satz, mehr Muttern und Unterlegscheib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Handbuch und CD zu Netzwerkkarte</text:p>
          </table:table-cell>
          <table:table-cell table:number-columns-repeated="3"/>
          <table:table-cell office:value-type="string" calcext:value-type="string">
            <text:p>Netzkarte dazu ge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Briefumschlag mit LEDs und Zubehör</text:p>
          </table:table-cell>
          <table:table-cell table:number-columns-repeated="3"/>
          <table:table-cell office:value-type="string" calcext:value-type="string">
            <text:p>Mit ? Beschriftet …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Pappkarton mit Privatsachen!!!</text:p>
          </table:table-cell>
          <table:table-cell table:number-columns-repeated="3"/>
          <table:table-cell table:style-name="ce5" office:value-type="string" calcext:value-type="string">
            <text:p>2017-11-17 fragen, was das s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Montageanleitungen Ubiquity</text:p>
          </table:table-cell>
          <table:table-cell table:number-columns-repeated="3"/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BRG-REF-OUTDOOR-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Wifi-Repeater, inkl. 2 Stromadapter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Aufkleber, verschiedene Größe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02-007787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126395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4-0123383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Cable USB Power DC 5.5 x 2.1 mm male 1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USB 2.0 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Western Digital USB Kabel, Mikro-USB?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7 verschiedene Daten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ohne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Carambola 2 development board WiFi for thing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535G44D9E772EA7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1612K802AA83AD4F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Ubiquity Kabelbinder PRO, 5 Stück</text:p>
          </table:table-cell>
          <table:table-cell/>
          <table:table-cell office:value-type="string" calcext:value-type="string">
            <text:p>Ubiquity Networks Incorpor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DR3600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float" office:value="2145450001499" calcext:value-type="float">
            <text:p>214545000149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float" office:value="2141663003781" calcext:value-type="float">
            <text:p>214166300378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, andere Ausführung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138A2303630</text:p>
          </table:table-cell>
          <table:table-cell office:value-type="string" calcext:value-type="string">
            <text:p>Originalverpackt in Fol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ANT2405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20</text:p>
          </table:table-cell>
          <table:table-cell office:value-type="string" calcext:value-type="string">
            <text:p>keine Antennen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keine ID, alle kaputt, „Testgerät“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elbstgebaute Kupferantenne (Y)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ebstgebaute Outdoor-Halterung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Knoten-Kasse, EUR 145,00 Inhal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E0C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E0ED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E0ED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E0F0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2E91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2EA7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72EA5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54EFC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y Networks Incorporated</text:p>
          </table:table-cell>
          <table:table-cell office:value-type="string" calcext:value-type="string">
            <text:p>44D9E754EED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6714005149" calcext:value-type="float">
            <text:p>215671400514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455006194" calcext:value-type="float">
            <text:p>215745500619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1" calcext:value-type="float">
            <text:p>215761400514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2" calcext:value-type="float">
            <text:p>215761400514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4" calcext:value-type="float">
            <text:p>21576140051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5" calcext:value-type="float">
            <text:p>215761400514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52" calcext:value-type="float">
            <text:p>215761400515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1" calcext:value-type="float">
            <text:p>21581130027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6" calcext:value-type="float">
            <text:p>215811300270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8" calcext:value-type="float">
            <text:p>215811300270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9" calcext:value-type="float">
            <text:p>215811300270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0" calcext:value-type="float">
            <text:p>21581130027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1" calcext:value-type="float">
            <text:p>21581130027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3" calcext:value-type="float">
            <text:p>21581130027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4" calcext:value-type="float">
            <text:p>215811300271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6" calcext:value-type="float">
            <text:p>21581130027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20" calcext:value-type="float">
            <text:p>215811300272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362002810" calcext:value-type="float">
            <text:p>21583620028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84" calcext:value-type="float">
            <text:p>215845502488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85" calcext:value-type="float">
            <text:p>215845502488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91" calcext:value-type="float">
            <text:p>215845502489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92" calcext:value-type="float">
            <text:p>215845502489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 „V11“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215C30601620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Leerer Karton von: TP-Link Outdoor CPE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214A331003633, leerer Karton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F105:Tabelle1.F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.00.0000</text:date>, <text:time style:data-style-name="N2" text:time-value="18:09:46.5331737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13:12.779728519</meta:creation-date>
    <meta:generator>LibreOffice/5.1.6.2$Linux_X86_64 LibreOffice_project/10m0$Build-2</meta:generator>
    <dc:date>2017-11-14T18:33:07.241093001</dc:date>
    <meta:editing-duration>PT2H14M59S</meta:editing-duration>
    <meta:editing-cycles>37</meta:editing-cycles>
    <meta:document-statistic meta:table-count="1" meta:cell-count="658" meta:object-count="0"/>
  </office:meta>
</office:document-meta>
</file>